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calligra="http://www.calligra.org/2005/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6075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4374in"/>
    </style:style>
    <style:style style:name="co10" style:family="table-column">
      <style:table-column-properties fo:break-before="auto" style:column-width="0.5102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0.4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4" style:family="table-cell" style:parent-style-name="Default">
      <style:table-cell-properties fo:border-bottom="0.99pt solid #000000" fo:border-left="none" fo:border-right="none" fo:border-top="0.99pt solid #000000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99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4" table:default-cell-style-name="Default"/>
        <table:table-column table:style-name="co7" table:default-cell-style-name="Default"/>
        <table:table-column table:style-name="co8" table:default-cell-style-name="ce3"/>
        <table:table-column table:style-name="co5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6" table:number-rows-spanned="1">
            <text:p>Control1</text:p>
          </table:table-cell>
          <table:covered-table-cell/>
          <table:covered-table-cell office:value-type="string" calcext:value-type="string">
            <text:p>Control1</text:p>
          </table:covered-table-cell>
          <table:covered-table-cell table:style-name="Default"/>
          <table:covered-table-cell table:number-columns-repeated="2"/>
          <table:table-cell table:style-name="ce2" office:value-type="string" calcext:value-type="string" table:number-columns-spanned="6" table:number-rows-spanned="1">
            <text:p>Control2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x Control</text:p>
          </table:table-cell>
          <table:table-cell office:value-type="string" calcext:value-type="string">
            <text:p>Depth-C1</text:p>
          </table:table-cell>
          <table:table-cell office:value-type="string" calcext:value-type="string">
            <text:p>Depth-C2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D1b</text:p>
          </table:table-cell>
          <table:table-cell table:style-name="Default" office:value-type="string" calcext:value-type="string">
            <text:p>D2F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D1b</text:p>
          </table:table-cell>
          <table:table-cell table:style-name="Default" office:value-type="string" calcext:value-type="string">
            <text:p>D2F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Control1Full</text:p>
          </table:table-cell>
          <table:table-cell office:value-type="string" calcext:value-type="string">
            <text:p>Control1a_b</text:p>
          </table:table-cell>
          <table:table-cell office:value-type="string" calcext:value-type="string">
            <text:p>Control2Full</text:p>
          </table:table-cell>
          <table:table-cell office:value-type="string" calcext:value-type="string">
            <text:p>Control2a_b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3" calcext:value-type="float" table:number-columns-spanned="1" table:number-rows-spanned="4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 table:number-columns-spanned="1" table:number-rows-spanned="6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 table:number-columns-spanned="1" table:number-rows-spanned="4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 table:number-columns-spanned="1" table:number-rows-spanned="12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 table:number-columns-spanned="1" table:number-rows-spanned="12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3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 table:number-columns-spanned="1" table:number-rows-spanned="24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calligra="http://www.calligra.org/2005/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<text:s/></text:p>
      </style:header>
      <style:header-left style:display="false"/>
      <style:footer>
        <text:p><text:sheet-name>???</text:sheet-name>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meta:initial-creator>Unknown</meta:initial-creator>
    <meta:editing-cycles>9</meta:editing-cycles>
    <dc:date>2022-10-09T12:26:57.454473176</dc:date>
    <meta:creation-date>2022-10-08T17:40:55</meta:creation-date>
    <meta:editing-duration>PT15M22S</meta:editing-duration>
    <meta:document-statistic meta:table-count="3" meta:cell-count="1392" meta:object-count="0"/>
  </office:meta>
</office:document-meta>
</file>